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30">
      <style:text-properties fo:color="#000000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502708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6" table:default-cell-style-name="ce1"/>
        <table:table-column table:style-name="co13" table:default-cell-style-name="ce1"/>
        <table:table-column table:style-name="co3" table:number-columns-repeated="1004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%</text:p>
          </table:table-cell>
          <table:table-cell table:number-columns-repeated="16364" table:style-name="ce2"/>
        </table:table-row>
        <table:table-row table:number-rows-repeated="2" table:style-name="ro1">
          <table:table-cell table:number-columns-repeated="20" table:style-name="ce3"/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350000" table:style-name="ce3">
            <text:p>13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33500" table:style-name="ce3">
            <text:p>13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73500" table:style-name="ce3">
            <text:p>67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997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350000" table:style-name="ce3">
            <text:p>121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213500" table:style-name="ce3">
            <text:p>121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350000" table:style-name="ce3">
            <text:p>13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03500" table:style-name="ce3">
            <text:p>10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77528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17500" table:style-name="ce3">
            <text:p>517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76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350000" table:style-name="ce3">
            <text:p>121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31500" table:style-name="ce3">
            <text:p>931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767614%</text:p>
          </table:table-cell>
          <table:table-cell table:number-columns-repeated="16364" table:style-name="ce2"/>
        </table:table-row>
        <table:table-row table:number-rows-repeated="2" table:style-name="ro1">
          <table:table-cell table:number-columns-repeated="20" table:style-name="ce3"/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" table:style-name="ce3">
            <text:p>6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0500" table:style-name="ce3">
            <text:p>10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55556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33750000" table:style-name="ce3">
            <text:p>33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2500" table:style-name="ce3">
            <text:p>52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55556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0750000" table:style-name="ce3">
            <text:p>60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4500" table:style-name="ce3">
            <text:p>94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55556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" table:style-name="ce3">
            <text:p>6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2000" table:style-name="ce3">
            <text:p>12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77778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33750000" table:style-name="ce3">
            <text:p>33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6000" table:style-name="ce3">
            <text:p>66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95556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0750000" table:style-name="ce3">
            <text:p>60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20000" table:style-name="ce3">
            <text:p>120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97531%</text:p>
          </table:table-cell>
          <table:table-cell table:number-columns-repeated="16364"/>
        </table:table-row>
        <table:table-row table:number-rows-repeated="2" table:style-name="ro1">
          <table:table-cell table:number-columns-repeated="20" table:style-name="ce3"/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000000" table:style-name="ce3">
            <text:p>60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0500" table:style-name="ce3">
            <text:p>10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75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33000000" table:style-name="ce3">
            <text:p>330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0000" table:style-name="ce3">
            <text:p>60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81818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0000000" table:style-name="ce3">
            <text:p>600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11000" table:style-name="ce3">
            <text:p>111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85%</text:p>
          </table:table-cell>
          <table:table-cell table:number-columns-repeated="16364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hargav</dc:creator>
    <dc:date>2015-04-06T01:22:23Z</dc:date>
    <meta:editing-cycles>4</meta:editing-cycles>
    <meta:editing-duration>PT101S</meta:editing-duration>
  </office:meta>
</office:document-meta>
</file>